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agNDrop.canAddTo( JMeterTreeNode parentNode , JMeterTreeNode [ ] dragged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ragNDrop.removeNodesFromParents( JMeterTreeNode [ ] 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ragNDrop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agNDrop.doAction( ActionEvent 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